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 Symbol" svg:font-family="'Segoe UI 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ize="48pt" fo:font-weight="bold" style:font-size-asian="48pt" style:font-weight-asian="bold" style:font-name-complex="Calibri1" style:font-size-complex="48pt"/>
    </style:style>
    <style:style style:name="P2" style:family="paragraph" style:parent-style-name="Standard">
      <style:text-properties fo:font-size="48pt" style:font-size-asian="48pt" style:font-name-complex="Calibri1" style:font-size-complex="48pt"/>
    </style:style>
    <style:style style:name="P3" style:family="paragraph" style:parent-style-name="Standard">
      <style:text-properties fo:font-size="18pt" style:font-size-asian="18pt" style:font-name-complex="Calibri1" style:font-size-complex="18pt"/>
    </style:style>
    <style:style style:name="P4" style:family="paragraph" style:parent-style-name="Standard">
      <style:paragraph-properties fo:margin-top="0cm" fo:margin-bottom="0.464cm" fo:line-height="103%"/>
      <style:text-properties style:font-name="Arial1" style:font-name-complex="Arial2"/>
    </style:style>
    <style:style style:name="P5" style:family="paragraph" style:parent-style-name="Standard">
      <style:paragraph-properties fo:margin-top="0cm" fo:margin-bottom="0.464cm" fo:line-height="103%"/>
      <style:text-properties style:font-name="Arial1" fo:font-size="14pt" style:text-underline-style="solid" style:text-underline-width="auto" style:text-underline-color="font-color" fo:font-weight="bold" style:font-size-asian="14pt" style:font-weight-asian="bold" style:font-name-complex="Arial2" style:font-size-complex="14pt" style:font-weight-complex="bold"/>
    </style:style>
    <style:style style:name="P6" style:family="paragraph" style:parent-style-name="Standard">
      <style:paragraph-properties fo:margin-top="0cm" fo:margin-bottom="0.464cm" fo:line-height="103%"/>
      <style:text-properties style:font-name="Arial1" fo:font-size="11pt" style:text-underline-style="none" fo:font-weight="normal" style:font-size-asian="11pt" style:font-weight-asian="normal" style:font-name-complex="Arial2" style:font-size-complex="11pt" style:font-weight-complex="normal"/>
    </style:style>
    <style:style style:name="P7" style:family="paragraph" style:parent-style-name="Standard">
      <style:paragraph-properties fo:margin-top="0cm" fo:margin-bottom="0.464cm" fo:line-height="103%"/>
      <style:text-properties style:font-name="Arial1" fo:font-weight="bold" style:font-weight-asian="bold" style:font-name-complex="Arial2"/>
    </style:style>
    <style:style style:name="P8" style:family="paragraph" style:parent-style-name="Standard">
      <style:paragraph-properties fo:margin-top="0cm" fo:margin-bottom="0.464cm" fo:line-height="103%"/>
      <style:text-properties fo:color="#000000" style:font-name="Arial1" style:font-name-complex="Arial2"/>
    </style:style>
    <style:style style:name="P9" style:family="paragraph" style:parent-style-name="Standard">
      <style:paragraph-properties fo:margin-top="0cm" fo:margin-bottom="0.464cm" fo:line-height="103%" fo:break-before="page"/>
      <style:text-properties style:font-name="Arial1" fo:font-weight="bold" style:font-weight-asian="bold" style:font-name-complex="Arial2"/>
    </style:style>
    <style:style style:name="P10" style:family="paragraph" style:parent-style-name="Standard">
      <style:paragraph-properties fo:margin-left="-0.009cm" fo:margin-right="0cm" fo:text-indent="0cm" style:auto-text-indent="false"/>
      <style:text-properties style:font-name="Arial1" style:font-name-complex="Arial2"/>
    </style:style>
    <style:style style:name="P11" style:family="paragraph" style:parent-style-name="Standard" style:master-page-name="Standard">
      <style:paragraph-properties style:page-number="auto"/>
    </style:style>
    <style:style style:name="P12" style:family="paragraph" style:parent-style-name="Standard">
      <style:paragraph-properties fo:margin-top="0cm" fo:margin-bottom="0.464cm" fo:line-height="103%"/>
      <style:text-properties style:font-name="Arial1" style:font-name-complex="Arial2"/>
    </style:style>
    <style:style style:name="T1" style:family="text">
      <style:text-properties fo:font-size="48pt" style:font-size-asian="48pt" style:font-name-complex="Calibri1" style:font-size-complex="48pt"/>
    </style:style>
    <style:style style:name="T2" style:family="text">
      <style:text-properties fo:font-size="48pt" fo:font-weight="bold" style:font-size-asian="48pt" style:font-weight-asian="bold" style:font-name-complex="Calibri1" style:font-size-complex="4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Beta Arcade <text:line-break/></text:span><text:span text:style-name="T2">GAV3020-N</text:span></text:p>
      <text:p text:style-name="P1"/>
      <text:p text:style-name="P2">Individual report</text:p>
      <text:p text:style-name="P3"/>
      <text:p text:style-name="P3"/>
      <text:p text:style-name="P3"/>
      <text:p text:style-name="P3"/>
      <text:p text:style-name="P3"/>
      <text:p text:style-name="P3"/>
      <text:p text:style-name="P3"/>
      <text:p text:style-name="P3">Name: Ryan McDonnell.<text:line-break/>Team Name: Team Leftovers.</text:p>
      <text:p text:style-name="P3"/>
      <text:p text:style-name="P9">Personal Contribution:</text:p>
      <text:p text:style-name="P7"/>
      <text:p text:style-name="P5">Laser</text:p>
      <text:p text:style-name="P4">My role in the programming was to focus on the hazard mechanics of the game such as all the obsticals that can kill the player as they progress through the level the first hazard that I started on was the laser, the objective was to make a laser that can harm the player and their cores when they pass through and make the laser to be able to reflect of the player and chosen walls when in a reflect state.</text:p>
      <text:p text:style-name="P4">I chose to use the ray casts in unity for my laser as they would be able to identify when it hits the player as damage needs to be dealt, this issue is how to get the laser to reflect off objects so I started by making variable I would need to store the points of which the ray cast would hit and then reflect such as the point of the laser to detect what it was hitting, the source of the laser to be emitted from, the total amount of reflections and the total length of the laser.</text:p>
      <text:p text:style-name="P4">Looking into reflecting I found unity has a built in reflect function which will calculate the direction a object will reflect of a surface so what I did was emit the ray cast from the source straight forward then when the point hit a surface using the hit function of ray casts, and if it was reflective I would use the reflect function to calculate the new direction the save the current point and update the new point with the new direction timed by the total length and number of reflections so the ray cast would continue until it hits another object or reaches its total distance or if it has ran out of reflections.</text:p>
      <text:p text:style-name="P4">Getting to this point was simple but at the moment the ray cast wouldn't show in the game so I used gizmos to cast the ray as gizmos are a tool used just for development to show what would be invisible such as tools to adjust a object but in this case was used to shoe the laser cast so the designers could see the laser while making level designs until I can get them rendering in the actual game build.</text:p>
      <text:p text:style-name="P4">For the laser rendering I needed to make a line renderer that would follow the ray cast showing the player where the laser is emitting but I ran in to a problem getting a line renderer to follow the ray cast as it wasn't following the laser at the same speed and I couldn't find out how to get the line to follow the reflected section as I was spending to much time on this we decided that I would leave it and focus on other mechanics that are needed and come back to it and come back to the damage step as we hadn't decided fully how the player would be effected as the designers didn't want the player to have a health bar.</text:p>
      <text:p text:style-name="P4">Later on after all the other mechanics in this list was completed, I focused back on to the laser and decided to use multiple line renderers as to follow the reflective parts of the ray cast I managed to get two lines following the ray cast one from the source to a hit point or the end of the total length and another to follow after the laser has reflected, this did limit the laser to one reflect but after looking at the levels designs the designers made no more than one reflect was being used so it would be fine, as for the damaging effect I chose to kill of a core every 0.3 seconds if the laser was touching them this was tested to be a balanced kill tile allowing the player to progress through the level with ease but also staying a challenge the time effect was made using coroutines in unity as the main update shouldn't be stopped (made to wait) any amount of seconds as this would effect the game state and pause the game. </text:p>
      <text:p text:style-name="P4"><text:soft-page-break/></text:p>
      <text:p text:style-name="P4"/>
      <text:p text:style-name="P5">Acid pit</text:p>
      <text:p text:style-name="P4">The next hazard I worked on was a simpler one the acid pit the basic principle is to have a pit of acid at the bottom of the map or under platforms where the player has to jump over and when the player falls into the acid they die, so for this one I made a box to our planed 0.8 x 0.8 size <text:s/>and make it green for the acid and get another box make it the same width but slightly shorter and make this the trigger for the player dieing when they make contact with the box it would kill the player this is so it would look like the player fell in to the acid pit in staid of dieing as soon as they touch the acid.</text:p>
      <text:p text:style-name="P4">I added a water layer from unity default assets on the top of the so it would look like it was flowing acid and the green colour would give the layer a green look so it would seem as if the pit was filled with water but after testing with the side on view out game would have you couldn't see the thin water layer properly so it was removed. For the prefabs it started as a solid cube with the water plane but was later replaced with a full sized cube for the body with out the trigger and a shorter cube for the surface with triggers attached so the pit could be as wide as needed and deep for the effect.</text:p>
      <text:p text:style-name="P5">Cogs</text:p>
      <text:p text:style-name="P6">The next hazard mechanic are the cogs we needed a system of multiple cogs that can turn together and can squish the player so I started by taking a cog prefab that one of the artists provided then I made a script that will change the cogs position using its transform to enable it to turn ether direction by modifying the transform I also added the ability for the speed to be changed so the designers can choose how fast they want the cogs to go and which way they want them to turn.</text:p>
      <text:p text:style-name="P6">For the bit where the cogs crush the player I needed a way to tell if the player should be squished when they get stuck between the cogs while trying to transverse them after looking I couldn't find a way to measure the force that is being applied to the player so in staid, I added invisible thin boxes around the on the side of the cogs walls which would trigger when the player is touching them. When the player is in contact with two trigger boxes one from each different cog it means that the cog would have been crushed but this caused a problem where the player would die even If they were not being crushed as all they had to do was touch the trigger boxes, so I made it where the player would only die if they where in a certain perimeter of the cog such that they would have to be in danger so the player wouldn't incidently die.</text:p>
      <text:p text:style-name="P6">I decided to put the collision script on the player that detects if the player would have been crushed or not to increase performance as it will be less taxing if the player is checking every frame rather that every cog on the level to be checking at the same time.</text:p>
      <text:p text:style-name="P6"/>
      <text:p text:style-name="P6"/>
      <text:p text:style-name="P6"/>
      <text:p text:style-name="P5"><text:soft-page-break/>Piston</text:p>
      <text:p text:style-name="P6">For the piston hazard I needed to make a piston that extends to a variable length so in staid of having a piston with a piston arm at a set length that will clip through the walls, to tackle this I needed an arm that stretches between the piston body and the piston head I used the object transform option to stretch the piston arm while the head just moves to the set extended range and together it makes the allusion that the arm is pushing the piston head and by making the piston this way it can extend to whichever range the designers require.</text:p>
      <text:p text:style-name="P6">As well as this I added a subroutine that allows the piston to wait a given amount of time before it extends or retracts as we needed away to allow the player to pas but the time can be set to test to see if it creates a changeling or not as well as this I allowed the speed of the piston to be changed by timesing the transform by the variable time which will speed up or slow down the speed of the piston.</text:p>
      <text:p text:style-name="P5">water wheel</text:p>
      <text:p text:style-name="P4"><text:bookmark text:name="_GoBack"/>for the water wheel we needed something like the cogs but that could let the player slip through when the cogs stop, <text:s/>so like the piston I made a timer which allowed the cog to turn like before but will take breaks after a set amount of time for the variables set the designers could change the turning speed which direction, the turning run time also the stopping time to allow the player enough time to get through.</text:p>
      <text:p text:style-name="P4">To achieve the timer mode I used coroutines like the piston that when the variable time was hit for running it would change a bool to enable the wait coroutine and the same to change back, allowing the variable times to be as long as the designers wanted to add more flexibility.</text:p>
      <text:p text:style-name="P4">The cog prefab was used for the water wheel as we didn't manage to make a separate mesh in time and the cog was closer than attempting to make one from the basic shapes in unity, when the cog did the job well enough. As the player needed to slip through the water wheel the crush ability was disabled on the water wheel prefab and the kill box triggers where removed to add extra sanity knowing that the player wouldn't suddenly die. </text:p>
      <text:p text:style-name="P7">Team Reflection:</text:p>
      <text:p text:style-name="P8">Starting off we all went over what type of game that we where looking to make taking everyone ideas either suggestions from other similar games or wild ideas that was taught up <text:s/>all ideas where taken fairly taking into account, as for the first two weeks we tasked each other to think up some ideas on what the game might include. Because of this we had a plan knowing our task and where we wanted to get to this made sure everyone had a fair chance to contribute their view and I also felt that any idea I had I could freely say and it wouldn't be set aside but in staid taught about.</text:p>
      <text:p text:style-name="P8">This continued throughout development, for example after the designers finished their initial Wright up of what each mechanic should do and how it should preform(goals to achieve) me and the rest of the programmers could suggest changes that could help the game mechanic and in some cases speed up development. The team over all worked well together coordinating together to make sure everyone was on the same page, we set up a discord server which allowed up to send messages and updates on the game to each other which I and others used to set meeting places and help others use the mechanics of the game if they got stuck <text:s/>in one case a update I did to one of my scripts broke a function and they where able to message that bug to me so I could get it fixed for them within 30 minutes.</text:p>
      <text:p text:style-name="P8"><text:soft-page-break/>We also set up a excel sheet which contained a Moscow sheet which we kept updated when a task was complete and to see who was working on what so we never had two people working on the same project which would of wasted time, and for the game files itself we used git hub to hold the game source files to allow us to work on the game and update the main file. For the videos for the presentation, descriptions of the game features(the wiki pages we set up to keep descriptions of all the features if you needed to check what needed to be included) and other files including the Moscow sheet we used google drive to make resources accessible from one spot.</text:p>
      <text:p text:style-name="P8">This would be very similar to a real world environment using the resources of the company and to develop in a way that your team and the company know what progress is being made on the project making sure to keep updating the work that you have done communicating with the team when in the work space and out if needed to ensure everything is going smoothly <text:s/>and helping each other as one unit in staid of unorganized shards of the project with no update on what is happening and what state it was in.</text:p>
      <text:p text:style-name="P8">I personally got on with the team members talking to them about ideas or asking questions on features of the mechanics that I was working on everyone was friendly and inviting, I made sure myself to be open if anyone needed anything and to help if people needed it as-well as making sure to turn up to the meetings that we held to help out, by insuring it everything went smoothly in development.</text:p>
      <text:p text:style-name="P4"/>
      <text:p text:style-name="P7">Personal Reflection:</text:p>
      <text:p text:style-name="P4">I feel like I worked well with the team making sure that I kept them updated throughout the development time about my part of the coding, while working through my parts of the game I made sure to turn up to the meetings to keep me and everyone up to date and for time spent on the game I feel like a good amount of time was put aside for beta arcade but looking back if I allocated more time from other modules I think I could of done a fair bit more so I if I had to change anything it would have been put in more time but I am happy with the progress I have made and the time I already put in as we have a good amount to show for it when everything came together.</text:p>
      <text:p text:style-name="P4"/>
      <text:p text:style-name="P4"/>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 Symbol" svg:font-family="'Segoe UI 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564cm" fo:margin-bottom="0cm" fo:line-height="100%" fo:keep-together="always" fo:keep-with-next="always"/>
      <style:text-properties fo:color="#2e74b5" style:font-name="Calibri Light" fo:font-size="15pt" style:font-size-asian="15pt" style:font-size-complex="15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line-height="100%" fo:keep-together="always" fo:keep-with-next="always"/>
      <style:text-properties fo:color="#c45911" style:font-name="Calibri Light" fo:font-size="14pt" style:font-size-asian="14pt" style:font-size-complex="14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line-height="100%" fo:keep-together="always" fo:keep-with-next="always"/>
      <style:text-properties fo:color="#538135" style:font-name="Calibri Light" fo:font-size="13pt" style:font-size-asian="13pt" style:font-size-complex="13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f5496" style:font-name="Calibri Light" fo:font-size="12.5pt" fo:font-style="italic" style:font-size-asian="12.5pt" style:font-style-asian="italic" style:font-size-complex="12.5pt"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833c0b" style:font-name="Calibri Light" fo:font-size="12pt" fo:font-style="italic" style:font-size-asian="12pt" style:font-style-asian="italic" style:font-size-complex="12pt" style:font-style-complex="italic"/>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385623" style:font-name="Calibri Light" fo:font-size="11.5pt" fo:font-style="italic" style:font-size-asian="11.5pt" style:font-style-asian="italic" style:font-size-complex="11.5pt"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4e79" style:font-name="Calibri Light"/>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833c0b" style:font-name="Calibri Light" fo:font-size="10.5pt" style:font-size-asian="10.5pt"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385623" style:font-name="Calibri Ligh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aption" style:family="paragraph" style:parent-style-name="Standard" style:default-outline-level="" style:list-style-name="">
      <style:paragraph-properties fo:line-height="100%"/>
      <style:text-properties fo:font-variant="small-caps" fo:color="#5b9bd5" fo:letter-spacing="0.011cm" fo:font-weight="bold" style:font-weight-asian="bold" style:font-weight-complex="bold"/>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fo:color="#2e74b5" style:font-name="Calibri Light" fo:font-size="26pt" fo:letter-spacing="-0.018cm"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line-height="100%" fo:text-align="start" style:justify-single-word="false"/>
      <style:text-properties style:font-name="Calibri Light" fo:font-size="14pt" fo:font-style="italic" style:font-size-asian="14pt" style:font-style-asian="italic" style:font-size-complex="14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Quote" style:family="paragraph" style:parent-style-name="Standard" style:default-outline-level="" style:list-style-name="">
      <style:paragraph-properties fo:margin-left="1.27cm" fo:margin-right="1.27cm" fo:margin-top="0.212cm" fo:margin-bottom="0.282cm" fo:text-align="center" style:justify-single-word="false" fo:text-indent="0cm" style:auto-text-indent="false"/>
      <style:text-properties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1.016cm" fo:margin-right="1.016cm" fo:margin-top="0.212cm" fo:margin-bottom="0.282cm" fo:line-height="125%" fo:text-align="center" style:justify-single-word="false" fo:text-indent="0cm" style:auto-text-indent="false"/>
      <style:text-properties fo:color="#5b9bd5" style:font-name="Calibri Light" fo:font-size="12pt" style:font-size-asian="12pt" style:font-size-complex="12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5pt" style:font-size-asian="15pt" style:font-size-complex="15pt"/>
    </style:style>
    <style:style style:name="Heading_20_2_20_Char" style:display-name="Heading 2 Char" style:family="text" style:parent-style-name="Default_20_Paragraph_20_Font">
      <style:text-properties fo:color="#c45911" style:font-name="Calibri Light" fo:font-size="14pt" style:font-size-asian="14pt" style:font-size-complex="14pt"/>
    </style:style>
    <style:style style:name="Heading_20_3_20_Char" style:display-name="Heading 3 Char" style:family="text" style:parent-style-name="Default_20_Paragraph_20_Font">
      <style:text-properties fo:color="#538135" style:font-name="Calibri Light" fo:font-size="13pt" style:font-size-asian="13pt" style:font-size-complex="13pt"/>
    </style:style>
    <style:style style:name="Heading_20_4_20_Char" style:display-name="Heading 4 Char" style:family="text" style:parent-style-name="Default_20_Paragraph_20_Font">
      <style:text-properties fo:color="#2f5496" style:font-name="Calibri Light" fo:font-size="12.5pt" fo:font-style="italic" style:font-size-asian="12.5pt" style:font-style-asian="italic" style:font-size-complex="12.5pt" style:font-style-complex="italic"/>
    </style:style>
    <style:style style:name="Heading_20_5_20_Char" style:display-name="Heading 5 Char" style:family="text" style:parent-style-name="Default_20_Paragraph_20_Font">
      <style:text-properties fo:color="#833c0b" style:font-name="Calibri Light" fo:font-size="12pt" fo:font-style="italic" style:font-size-asian="12pt" style:font-style-asian="italic" style:font-size-complex="12pt" style:font-style-complex="italic"/>
    </style:style>
    <style:style style:name="Heading_20_6_20_Char" style:display-name="Heading 6 Char" style:family="text" style:parent-style-name="Default_20_Paragraph_20_Font">
      <style:text-properties fo:color="#385623" style:font-name="Calibri Light" fo:font-size="11.5pt" fo:font-style="italic" style:font-size-asian="11.5pt" style:font-style-asian="italic" style:font-size-complex="11.5pt" style:font-style-complex="italic"/>
    </style:style>
    <style:style style:name="Heading_20_7_20_Char" style:display-name="Heading 7 Char" style:family="text" style:parent-style-name="Default_20_Paragraph_20_Font">
      <style:text-properties fo:color="#1f4e79" style:font-name="Calibri Light"/>
    </style:style>
    <style:style style:name="Heading_20_8_20_Char" style:display-name="Heading 8 Char" style:family="text" style:parent-style-name="Default_20_Paragraph_20_Font">
      <style:text-properties fo:color="#833c0b" style:font-name="Calibri Light" fo:font-size="10.5pt" style:font-size-asian="10.5pt" style:font-size-complex="10.5pt"/>
    </style:style>
    <style:style style:name="Heading_20_9_20_Char" style:display-name="Heading 9 Char" style:family="text" style:parent-style-name="Default_20_Paragraph_20_Font">
      <style:text-properties fo:color="#385623" style:font-name="Calibri Light"/>
    </style:style>
    <style:style style:name="Title_20_Char" style:display-name="Title Char" style:family="text" style:parent-style-name="Default_20_Paragraph_20_Font">
      <style:text-properties fo:color="#2e74b5" style:font-name="Calibri Light" fo:font-size="26pt" fo:letter-spacing="-0.018cm" style:font-size-asian="26pt" style:font-size-complex="26pt"/>
    </style:style>
    <style:style style:name="Subtitle_20_Char" style:display-name="Subtitle Char" style:family="text" style:parent-style-name="Default_20_Paragraph_20_Font">
      <style:text-properties style:font-name="Calibri Ligh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5b9bd5" style:font-name="Calibri Light" fo:font-size="12pt" style:font-size-asian="12pt" style:font-size-complex="12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5b9bd5" fo:font-style="italic" fo:font-weight="normal" style:font-style-asian="italic" style:font-weight-asian="normal" style:font-style-complex="italic" style:font-weight-complex="normal"/>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000000"/>
    </style:style>
    <style:style style:name="Intense_20_Reference" style:display-name="Intense Reference" style:family="text" style:parent-style-name="Default_20_Paragraph_20_Font">
      <style:text-properties fo:font-variant="small-caps" fo:color="#5b9bd5"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ListLabel_20_1" style:display-name="ListLabel 1" style:family="text">
      <style:text-properties fo:color="#000000" style:text-line-through-style="none" style:text-position="0% 100%" fo:font-size="12pt" fo:font-style="normal" style:text-underline-style="none" fo:font-weight="bold" style:font-name-asian="Times New Roman" style:font-size-asian="12pt" style:font-style-asian="normal" style:font-weight-asian="bold" style:font-name-complex="Times New Roman" style:font-size-complex="12pt" style:font-weight-complex="bold"/>
    </style:style>
    <style:style style:name="ListLabel_20_2" style:display-name="ListLabel 2" style:family="text">
      <style:text-properties fo:color="#000000" style:text-line-through-style="none" style:text-position="0% 100%" fo:font-size="12pt" fo:font-style="normal" style:text-underline-style="none" fo:font-weight="normal" style:font-name-asian="Arial2" style:font-size-asian="12pt" style:font-style-asian="normal" style:font-weight-asian="normal" style:font-name-complex="Arial2" style:font-size-complex="12pt"/>
    </style:style>
    <style:style style:name="ListLabel_20_3" style:display-name="ListLabel 3" style:family="text">
      <style:text-properties fo:color="#000000" style:text-line-through-style="none" style:text-position="0% 100%" fo:font-size="12pt" fo:font-style="normal" style:text-underline-style="none" fo:font-weight="normal" style:font-name-asian="Segoe UI Symbol" style:font-size-asian="12pt" style:font-style-asian="normal" style:font-weight-asian="normal" style:font-name-complex="Segoe UI Symbol" style:font-size-complex="12pt"/>
    </style:style>
    <style:style style:name="ListLabel_20_4" style:display-name="ListLabel 4"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423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5cm" fo:margin-left="1.769cm"/>
        </style:list-level-properties>
        <style:text-properties fo:font-family="Arial" style:font-style-name="Regular" style:font-family-generic="swiss"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039cm"/>
        </style:list-level-properties>
        <style:text-properties fo:font-family="'Segoe UI Symbol'" style:font-style-name="Regular" style:font-family-generic="swiss" style:font-pitch="variable"/>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309cm"/>
        </style:list-level-properties>
        <style:text-properties fo:font-family="Arial" style:font-style-name="Regular" style:font-family-generic="swiss" style:font-pitch="variable"/>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5.579cm"/>
        </style:list-level-properties>
        <style:text-properties fo:font-family="'Segoe UI Symbol'" style:font-style-name="Regular" style:font-family-generic="swiss"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6.849cm"/>
        </style:list-level-properties>
        <style:text-properties fo:font-family="'Segoe UI Symbol'" style:font-style-name="Regular" style:font-family-generic="swiss" style:font-pitch="variable"/>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119cm"/>
        </style:list-level-properties>
        <style:text-properties fo:font-family="Arial" style:font-style-name="Regular" style:font-family-generic="swiss" style:font-pitch="variable"/>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389cm"/>
        </style:list-level-properties>
        <style:text-properties fo:font-family="'Segoe UI Symbol'" style:font-style-name="Regular" style:font-family-generic="swiss"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0.659cm"/>
        </style:list-level-properties>
        <style:text-properties fo:font-family="'Segoe UI Symbo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olton, Michael</meta:initial-creator>
    <dc:creator>Ryan McDonnell</dc:creator>
    <meta:editing-cycles>6</meta:editing-cycles>
    <meta:creation-date>2018-10-04T08:20:00</meta:creation-date>
    <dc:date>2019-01-10T00:15:44.48</dc:date>
    <meta:editing-duration>PT7H2M33S</meta:editing-duration>
    <meta:generator>OpenOffice/4.1.3$Win32 OpenOffice.org_project/413m1$Build-9783</meta:generator>
    <meta:document-statistic meta:table-count="0" meta:image-count="0" meta:object-count="0" meta:page-count="5" meta:paragraph-count="33" meta:word-count="2362" meta:character-count="12135"/>
    <meta:user-defined meta:name="AppVersion">16.0000</meta:user-defined>
    <meta:user-defined meta:name="Company">Teessid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